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tyle:font-family-generic="swiss"/>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itle" style:master-page-name="Standard">
      <style:paragraph-properties style:page-number="auto"/>
      <style:text-properties style:font-name="Georgia" fo:font-size="14pt" fo:font-weight="bold" style:font-size-asian="14pt" style:font-weight-asian="bold" style:font-size-complex="14pt" style:font-weight-complex="bold"/>
    </style:style>
    <style:style style:name="P2" style:family="paragraph" style:parent-style-name="Standard">
      <style:text-properties style:font-name="Georgia" fo:font-size="10.5pt" style:font-size-asian="10.5pt" style:font-size-complex="10.5pt"/>
    </style:style>
    <style:style style:name="P3" style:family="paragraph" style:parent-style-name="Standard">
      <style:paragraph-properties fo:text-align="center" style:justify-single-word="false"/>
      <style:text-properties style:font-name="Georgia" fo:font-size="10.5pt" style:font-size-asian="10.5pt" style:font-size-complex="10.5pt"/>
    </style:style>
    <style:style style:name="T1" style:family="text">
      <style:text-properties fo:font-weight="bold" style:font-weight-asian="bold" style:font-weight-complex="bol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od’s #1 Qualification</text:p>
      <text:p text:style-name="P3"/>
      <text:p text:style-name="P2"><text:span text:style-name="T1">Read:</text:span> Nehemiah 3:1-32</text:p>
      <text:p text:style-name="P2"><text:s/></text:p>
      <text:p text:style-name="P2"><text:span text:style-name="T1">Text:</text:span> I Corinthians 4:2 "Moreover it is required in stewards, that a man be found faithful."</text:p>
      <text:p text:style-name="P2"/>
      <text:p text:style-name="P2"><text:span text:style-name="T1">Introduction:</text:span> This week I was reading these verses when it struck me how unqualified some of these wall builders were, when it came to building walls. <text:s/>The scriptures do not tell us very much about many of the builders but in some of the verses we are given snippets of information that (at least) let us see that building walls was not their usual mode of making a living.</text:p>
      <text:p text:style-name="P2"/>
      <text:p text:style-name="P2"><text:span text:style-name="T1">I. The Priests:</text:span> In the first verse we read of the high priest and other priests building the sheep gate. There is a certain status that comes with some occupations and, to be sure, being a priest certainly had a level of status that exempted them from the common labor of mixing mud and rocks to build walls and gates. These ministers of God laid aside their clerical robes and picked up some hammers and chisels and found a new area of ministry.</text:p>
      <text:p text:style-name="P2"/>
      <text:p text:style-name="P2"><text:span text:style-name="T1">II. The Half-hearted:</text:span> In verse 5 we read: “And next unto them the Tekoites repaired; but their nobles put not their necks to the work of their Lord.” Here were people who saw the need and went to work but for part of the crowd (at least) the work was beneath them. Perhaps, they felt, that they weren’t called to that type of work. Maybe they were only there because they wanted their name engraved on the memorial plaque. Some of them worked hard and some only did the bare minimum. Some wished that they hadn't have signed up for this junket. </text:p>
      <text:p text:style-name="P2"/>
      <text:p text:style-name="P2"><text:span text:style-name="T1">III. The Unproven:</text:span> In verse 8 we are introduced to two men who were identified by the occupations of their fathers. Uzziel and Hananiah were not yet established in their own occupation. Their skills were unproven and their reputations were not established. They were clean slates to be written upon. They had no resume before this job but they had one when it was over.</text:p>
      <text:p text:style-name="P2"/>
      <text:p text:style-name="P2"><text:span text:style-name="T1">IV. The Ruler and His Daughters:</text:span> (12) I have selected one ruler when there were several rulers mentioned. Shallum was already selected to rule half of Jerusalem. We would call him a mayor today. It was a great honor and responsibility to hold such a position, even in that day. This man had no sons to carry on his name so it was doubly important that he leave a legacy of leadership that would keep the family name respected. </text:p>
      <text:p text:style-name="P2">It is the only use and or assistance of women in the building of the wall. This man had no sons so his daughters stepped up to the plate. They did not misquote scripture to avoid the unpleasant job. They did not excuse themselves from the task because it wasn’t “women’s work.” There is no doubt that in their culture it was not a normal place or job for a woman but there is no scripture being violated by their participation. Their hearts were stirred to help and they jumped in and worked. </text:p>
      <text:p text:style-name="P2"/>
      <text:p text:style-name="P2"><text:span text:style-name="T1">V. The Levites:</text:span> Verse 17 tells about a Levite: Rehum the son of Bani. Now there were hundreds of Levites but only one is mentioned in regards to building the wall. These men were responsible for the day to day, mundane, tasks of running the temple. Their work was not glorious or exciting and had very few perks. They would seem to be humble enough to be wall builders; so why was there no other mention of Levites in this adventure? Perhaps because they felt that they were already doing enough. (I’ve already got my 7)</text:p>
      <text:p text:style-name="P2"/>
      <text:p text:style-name="P2"><text:span text:style-name="T1">VI. The Otherwise Qualified:</text:span> In verse 32 we read about two groups of men that had talents and experience that were not needed but they came anyway. The scripture says that they were goldsmiths and merchants. To be honest their specialty was nowhere needed in the wall building business. They could have had a pass. Their excuse was legitimate. “We are not qualified!” could have sufficed to excuse their non-participation. The work was beneath their skill level but they did it anyway. They humbled themselves and filled in wherever they were needed.</text:p>
      <text:p text:style-name="P2"/>
      <text:p text:style-name="P2"><text:span text:style-name="T1">Conclude:</text:span> What’s your excuse? Where are you needed? When David was challenged as to his motives for being too near the battle he re</text:p>
      <text:p text:style-name="P2">plied “ Is there not a cause?” In today’s vernacular we would say: “Is there anything that I can do?”</text:p>
      <text:p text:style-name="P2"><text:s text:c="2"/>There is a wall to be built. What are you doing about it?</text:p>
      <text:p text:style-name="P2"><text:s text:c="2"/>There is an election coming up. What are you doing about it?</text:p>
      <text:p text:style-name="P2"><text:s text:c="2"/>There is a lost neighbor. What are you doing about it?</text:p>
      <text:p text:style-name="P2"><text:s text:c="2"/>There are multiple needs that are around you. What will you do about it?</text:p>
      <text:p text:style-name="P2"><text:s text:c="2"/>Refer back to tex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tyle:font-family-generic="swiss"/>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name-complex="Arial1"/>
    </style:style>
    <style:style style:name="Title" style:family="paragraph" style:parent-style-name="Standard" style:next-style-name="Subtitle" style:class="chapter">
      <style:paragraph-properties fo:text-align="center" style:justify-single-word="false"/>
      <style:text-properties fo:font-size="14pt" style:font-size-asian="1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efault_20_Paragraph_20_Font" style:display-name="Default Paragraph Font" style:family="tex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11in" fo:page-height="8.5in" style:num-format="1" style:print-orientation="landscape"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columns fo:column-count="2" fo:column-gap="0.4917in">
          <style:column-sep style:width="0.0008in" style:color="#000000" style:height="100%"/>
          <style:column style:rel-width="32767*" fo:start-indent="0in" fo:end-indent="0.2457in"/>
          <style:column style:rel-width="32767*" fo:start-indent="0.2457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God’s #1 Qualification</dc:title>
    <meta:initial-creator>Joel Tice</meta:initial-creator>
    <meta:creation-date>2008-06-22T04:39:00</meta:creation-date>
    <dc:creator>j </dc:creator>
    <dc:date>2020-08-04T12:44:53.37</dc:date>
    <meta:print-date>2008-06-22T05:52:00</meta:print-date>
    <meta:editing-cycles>5</meta:editing-cycles>
    <meta:editing-duration>PT1H59M43S</meta:editing-duration>
    <meta:generator>OpenOffice/4.1.3$Win32 OpenOffice.org_project/413m1$Build-9783</meta:generator>
    <meta:document-statistic meta:table-count="0" meta:image-count="0" meta:object-count="0" meta:page-count="1" meta:paragraph-count="19" meta:word-count="799" meta:character-count="4363"/>
  </office:meta>
</office:document-meta>
</file>